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texte</text:span> </text:p>
      <text:p text:style-name="Standard"/>
      <text:p text:style-name="Standard"/>
      <text:p text:style-name="P2"/>
      <text:p text:style-name="P2">Nous travaillons sur le projet UML to Java pour l'Université de Lannion pour notre projet de 1er années. Dans le projet nous sommes quatres élèves: Ambre Daigremont, Julian Lebouc, Alan Coiffard, Antoine Collin. Lors de ce projet nous devrons mettre en oeuvre un systeme qui permettra à un programmeur ou un utilisateur lambda de créer un projet Java. Les seules compétence à avoir sont de savoir créer un diagramme UML et le système ce chargera de convertir en temps réel les block en code Jav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14S</meta:editing-duration>
    <meta:editing-cycles>4</meta:editing-cycles>
    <meta:generator>OpenOffice/4.1.6$Win32 OpenOffice.org_project/416m1$Build-9790</meta:generator>
    <dc:date>2019-04-02T10:23:17.16</dc:date>
    <meta:document-statistic meta:table-count="0" meta:image-count="0" meta:object-count="0" meta:page-count="1" meta:paragraph-count="2" meta:word-count="86" meta:character-count="504"/>
    <meta:user-defined meta:name="Info 1"/>
    <meta:user-defined meta:name="Info 2"/>
    <meta:user-defined meta:name="Info 3"/>
    <meta:user-defined meta:name="Info 4"/>
  </office:meta>
</office:document-meta>
</file>